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arrow">
      <style:graphic-properties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-color="#e6e6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objectwitharrow">
      <style:graphic-properties svg:stroke-width="0.051cm" draw:marker-start-width="0.559cm" draw:marker-end="Arrow" draw:marker-end-width="0.254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gr8" style:family="graphic" style:parent-style-name="objectwitharrow">
      <style:graphic-properties draw:stroke="dash" draw:stroke-dash="_33__20_Dashes_20_3_20_Dots_20__28_var_29_" svg:stroke-width="0.051cm" draw:marker-start-width="0.559cm" draw:marker-end="Arrow" draw:marker-end-width="0.254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gr9" style:family="graphic" style:parent-style-name="objectwitharrow">
      <style:graphic-properties draw:stroke="dash" draw:stroke-dash="_33__20_Dashes_20_3_20_Dots_20__28_var_29_" svg:stroke-width="0.051cm" draw:marker-start-width="0.559cm" draw:marker-end="Arrow" draw:marker-end-width="0.153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0.16cm" svg:x="0.349cm" svg:y="0.254cm">
          <text:p/>
        </draw:rect>
        <draw:rect draw:style-name="gr2" draw:text-style-name="P1" draw:layer="layout" svg:width="10.668cm" svg:height="2.413cm" svg:x="8.731cm" svg:y="2.286cm">
          <text:p/>
        </draw:rect>
        <draw:rect draw:style-name="gr2" draw:text-style-name="P1" draw:layer="layout" svg:width="4.953cm" svg:height="1.905cm" svg:x="20.669cm" svg:y="2.413cm">
          <text:p/>
        </draw:rect>
        <draw:rect draw:style-name="gr2" draw:text-style-name="P1" draw:layer="layout" svg:width="4.826cm" svg:height="1.905cm" svg:x="2.508cm" svg:y="2.54cm">
          <text:p/>
        </draw:rect>
        <draw:rect draw:style-name="gr2" draw:text-style-name="P1" draw:layer="layout" svg:width="4.826cm" svg:height="1.905cm" svg:x="0.603cm" svg:y="5.461cm">
          <text:p/>
        </draw:rect>
        <draw:rect draw:style-name="gr2" draw:text-style-name="P1" draw:layer="layout" svg:width="4.953cm" svg:height="1.905cm" svg:x="5.937cm" svg:y="5.461cm">
          <text:p/>
        </draw:rect>
        <draw:ellipse draw:style-name="gr2" draw:text-style-name="P1" draw:layer="layout" svg:width="5.715cm" svg:height="2.286cm" svg:x="6.445cm" svg:y="7.747cm">
          <text:p/>
        </draw:ellipse>
        <draw:frame draw:style-name="gr3" draw:text-style-name="P2" draw:layer="layout" svg:width="17.145cm" svg:height="1.27cm" svg:x="5.429cm" svg:y="0.508cm">
          <draw:text-box>
            <text:p><text:span text:style-name="T1">Cycle de vie d'un code Jvs dans JavaS'Cool</text:span></text:p>
          </draw:text-box>
        </draw:frame>
        <draw:frame draw:style-name="gr3" draw:text-style-name="P3" draw:layer="layout" svg:width="4.445cm" svg:height="1.673cm" svg:x="2.889cm" svg:y="2.645cm">
          <draw:text-box>
            <text:p><text:s text:c="2"/>Edition du </text:p>
            <text:p>code source</text:p>
          </draw:text-box>
        </draw:frame>
        <draw:frame draw:style-name="gr3" draw:text-style-name="P3" draw:layer="layout" svg:width="5.08cm" svg:height="1.673cm" svg:x="6.064cm" svg:y="5.588cm">
          <draw:text-box>
            <text:p><text:s text:c="2"/>Sauvegarde </text:p>
            <text:p>dans un fichier</text:p>
          </draw:text-box>
        </draw:frame>
        <draw:frame draw:style-name="gr4" draw:text-style-name="P3" draw:layer="layout" svg:width="9.525cm" svg:height="0.962cm" svg:x="10.001cm" svg:y="3.737cm">
          <draw:text-box>
            <text:p>Chargement de la Class binaire</text:p>
          </draw:text-box>
        </draw:frame>
        <draw:frame draw:style-name="gr4" draw:text-style-name="P3" draw:layer="layout" svg:width="8.255cm" svg:height="0.962cm" svg:x="8.731cm" svg:y="2.467cm">
          <draw:text-box>
            <text:p>Traduction du Jvs en Java </text:p>
          </draw:text-box>
        </draw:frame>
        <draw:frame draw:style-name="gr4" draw:text-style-name="P3" draw:layer="layout" svg:width="9.525cm" svg:height="0.962cm" svg:x="9.366cm" svg:y="3.102cm">
          <draw:text-box>
            <text:p>Compilation du Java en binaire</text:p>
          </draw:text-box>
        </draw:frame>
        <draw:frame draw:style-name="gr5" draw:text-style-name="P3" draw:layer="layout" svg:width="5.08cm" svg:height="1.905cm" svg:x="20.669cm" svg:y="2.413cm">
          <draw:text-box>
            <text:p>Exécution/Arrêt du code binaire</text:p>
          </draw:text-box>
        </draw:frame>
        <draw:frame draw:style-name="gr3" draw:text-style-name="P3" draw:layer="layout" svg:width="4.445cm" svg:height="1.673cm" svg:x="0.984cm" svg:y="5.588cm">
          <draw:text-box>
            <text:p>Chargement </text:p>
            <text:p><text:s/>d'un fichier</text:p>
          </draw:text-box>
        </draw:frame>
        <draw:frame draw:style-name="gr6" draw:text-style-name="P4" draw:layer="layout" svg:width="4.572cm" svg:height="1.673cm" svg:x="7.207cm" svg:y="8.001cm">
          <draw:text-box>
            <text:p><text:span text:style-name="T2"><text:s text:c="2"/></text:span><text:span text:style-name="T2">Correction </text:span></text:p>
            <text:p><text:span text:style-name="T2">de la syntaxe</text:span></text:p>
          </draw:text-box>
        </draw:frame>
        <draw:line draw:style-name="gr7" draw:text-style-name="P1" draw:layer="layout" svg:x1="7.334cm" svg:y1="3.556cm" svg:x2="8.731cm" svg:y2="3.556cm">
          <text:p/>
        </draw:line>
        <draw:line draw:style-name="gr7" draw:text-style-name="P1" draw:layer="layout" svg:x1="19.399cm" svg:y1="3.429cm" svg:x2="20.669cm" svg:y2="3.429cm">
          <text:p/>
        </draw:line>
        <draw:line draw:style-name="gr7" draw:text-style-name="P1" draw:layer="layout" svg:x1="3.016cm" svg:y1="5.461cm" svg:x2="4.159cm" svg:y2="4.445cm">
          <text:p/>
        </draw:line>
        <draw:line draw:style-name="gr7" draw:text-style-name="P1" draw:layer="layout" svg:x1="7.842cm" svg:y1="3.556cm" svg:x2="8.35cm" svg:y2="5.461cm">
          <text:p/>
        </draw:line>
        <draw:polyline draw:style-name="gr8" draw:text-style-name="P1" draw:layer="layout" svg:width="4.803cm" svg:height="2.016cm" draw:transform="rotate (-1.93591920631293) translate (15.7591668833692cm 5.24952235077806cm)" svg:viewBox="0 0 4804 2017" draw:points="0,1542 4033,0 4804,2017">
          <text:p/>
        </draw:polyline>
        <draw:polyline draw:style-name="gr9" draw:text-style-name="P1" draw:layer="layout" svg:width="4.204cm" svg:height="2.161cm" draw:transform="rotate (1.24058003231734) translate (4.31958840261596cm 8.42266810195454cm)" svg:viewBox="0 0 4205 2162" draw:points="247,2162 0,1441 2643,535 4205,0">
          <text:p/>
        </draw:polyline>
        <draw:ellipse draw:style-name="gr2" draw:text-style-name="P1" draw:layer="layout" svg:width="5.715cm" svg:height="2.286cm" svg:x="16.605cm" svg:y="6.35cm">
          <text:p/>
        </draw:ellipse>
        <draw:frame draw:style-name="gr6" draw:text-style-name="P4" draw:layer="layout" svg:width="5.207cm" svg:height="1.673cm" svg:x="17.113cm" svg:y="6.604cm">
          <draw:text-box>
            <text:p><text:span text:style-name="T2"><text:s text:c="4"/></text:span><text:span text:style-name="T2">Correction </text:span></text:p>
            <text:p><text:span text:style-name="T2">de l'algorithme</text:span></text:p>
          </draw:text-box>
        </draw:frame>
        <draw:polyline draw:style-name="gr8" draw:text-style-name="P1" draw:layer="layout" svg:width="3.258cm" svg:height="0.749cm" draw:transform="rotate (-1.74550378492039) translate (23.6254776676191cm 4.41392758311931cm)" svg:viewBox="0 0 3259 750" draw:points="0,552 3127,0 3259,750">
          <text:p/>
        </draw:polyline>
        <draw:line draw:style-name="gr8" draw:text-style-name="P1" draw:layer="layout" svg:x1="16.605cm" svg:y1="7.493cm" svg:x2="5.683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-width="0.7cm" draw:marker-start-center="true" draw:marker-end-width="0.3cm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619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erry Vieville</meta:initial-creator>
    <meta:creation-date>2011-08-19T20:25:30</meta:creation-date>
    <dc:date>2011-08-19T22:15:40</dc:date>
    <dc:creator>Thierry Vieville</dc:creator>
    <meta:editing-duration>PT49M54S</meta:editing-duration>
    <meta:editing-cycles>14</meta:editing-cycles>
    <meta:generator>OpenOffice.org/3.3$Linux OpenOffice.org_project/330m20$Build-9567</meta:generator>
    <meta:document-statistic meta:object-count="26"/>
  </office:meta>
</office:document-meta>
</file>